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itle">
      <style:text-properties fo:font-size="60pt" style:font-size-asian="60pt" style:font-size-complex="60pt"/>
    </style:style>
    <style:style style:name="P9" style:family="paragraph" style:parent-style-name="Footnote">
      <style:paragraph-properties fo:text-align="start" style:justify-single-word="false"/>
    </style:style>
    <style:style style:name="P10" style:family="paragraph" style:parent-style-name="Footnote">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Code">
      <style:text-properties fo:font-size="12pt" fo:font-weight="bold" style:font-size-asian="12pt" style:font-weight-asian="bold" style:font-size-complex="12pt" style:font-weight-complex="bold"/>
    </style:style>
    <style:style style:name="P48" style:family="paragraph" style:parent-style-name="Code">
      <style:paragraph-properties fo:text-align="justify" style:justify-single-word="false"/>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Code">
      <style:text-properties style:font-name="Times New Roman" fo:font-size="14pt" style:font-name-asian="SimSun" style:font-size-asian="14pt" style:font-name-complex="Mangal" style:font-size-complex="14pt"/>
    </style:style>
    <style:style style:name="P51" style:family="paragraph" style:parent-style-name="Code">
      <style:text-properties style:text-underline-style="none" fo:font-weight="normal" style:font-weight-asian="normal" style:font-weight-complex="normal"/>
    </style:style>
    <style:style style:name="P52" style:family="paragraph" style:parent-style-name="Text_20_body">
      <style:paragraph-properties fo:break-before="page"/>
      <style:text-properties style:use-window-font-color="true"/>
    </style:style>
    <style:style style:name="P53" style:family="paragraph" style:parent-style-name="Snippet">
      <style:text-properties style:font-name="Courier New1"/>
    </style:style>
    <style:style style:name="P54" style:family="paragraph" style:parent-style-name="Snippet">
      <style:text-properties fo:font-weight="normal" style:font-weight-asian="normal" style:font-weight-complex="normal"/>
    </style:style>
    <style:style style:name="P55" style:family="paragraph" style:parent-style-name="Heading_20_1">
      <style:paragraph-properties fo:text-align="justify" style:justify-single-word="false"/>
    </style:style>
    <style:style style:name="P56" style:family="paragraph" style:parent-style-name="Heading_20_1">
      <style:paragraph-properties fo:break-before="page"/>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7.0602in" style:type="right" style:leader-style="dotted" style:leader-text="."/>
        </style:tab-stops>
      </style:paragraph-properties>
    </style:style>
    <style:style style:name="P59" style:family="paragraph" style:parent-style-name="Contents_20_2">
      <style:paragraph-properties>
        <style:tab-stops>
          <style:tab-stop style:position="6.8839in" style:type="right"/>
        </style:tab-stops>
      </style:paragraph-properties>
    </style:style>
    <style:style style:name="P60" style:family="paragraph" style:parent-style-name="Index_20_1">
      <style:paragraph-properties>
        <style:tab-stops>
          <style:tab-stop style:position="7.0807in" style:type="right"/>
        </style:tab-stops>
      </style:paragraph-properties>
    </style:style>
    <style:style style:name="P61" style:family="paragraph" style:parent-style-name="Index_20_Separator">
      <style:paragraph-properties>
        <style:tab-stops/>
      </style:paragraph-properties>
    </style:style>
    <style:style style:name="P62" style:family="paragraph" style:parent-style-name="Text_20_body" style:master-page-name="Standard">
      <style:paragraph-properties style:page-number="auto"/>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paragraph-properties fo:text-align="justify" style:justify-single-word="false"/>
    </style:style>
    <style:style style:name="P66" style:family="paragraph" style:parent-style-name="Text_20_body" style:list-style-name="L3">
      <style:paragraph-properties fo:text-align="justify" style:justify-single-word="false"/>
    </style:style>
    <style:style style:name="P67" style:family="paragraph" style:parent-style-name="Text_20_body" style:list-style-name="L5">
      <style:paragraph-properties fo:text-align="justify" style:justify-single-word="false"/>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8">
      <style:paragraph-properties fo:text-align="justify" style:justify-single-word="false"/>
    </style:style>
    <style:style style:name="P70" style:family="paragraph" style:parent-style-name="Text_20_body" style:list-style-name="L10">
      <style:paragraph-properties fo:text-align="justify" style:justify-single-word="false"/>
    </style:style>
    <style:style style:name="P71" style:family="paragraph" style:parent-style-name="Text_20_body" style:list-style-name="L11">
      <style:paragraph-properties fo:text-align="justify" style:justify-single-word="false"/>
    </style:style>
    <style:style style:name="P72" style:family="paragraph" style:parent-style-name="Text_20_body" style:list-style-name="L13">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5">
      <style:paragraph-properties fo:text-align="justify" style:justify-single-word="false"/>
    </style:style>
    <style:style style:name="P75" style:family="paragraph" style:parent-style-name="Text_20_body" style:list-style-name="L16">
      <style:paragraph-properties fo:text-align="justify" style:justify-single-word="false"/>
    </style:style>
    <style:style style:name="P76" style:family="paragraph" style:parent-style-name="Text_20_body" style:list-style-name="L17">
      <style:paragraph-properties fo:text-align="justify" style:justify-single-word="false"/>
    </style:style>
    <style:style style:name="P77" style:family="paragraph" style:parent-style-name="Text_20_body" style:list-style-name="L19">
      <style:paragraph-properties fo:text-align="justify" style:justify-single-word="false"/>
    </style:style>
    <style:style style:name="P78" style:family="paragraph" style:parent-style-name="Text_20_body" style:list-style-name="L20">
      <style:paragraph-properties fo:text-align="justify" style:justify-single-word="false"/>
    </style:style>
    <style:style style:name="P79" style:family="paragraph" style:parent-style-name="Text_20_body" style:list-style-name="L21">
      <style:paragraph-properties fo:text-align="justify" style:justify-single-word="false"/>
    </style:style>
    <style:style style:name="P80" style:family="paragraph" style:parent-style-name="Text_20_body" style:list-style-name="L22">
      <style:paragraph-properties fo:text-align="justify" style:justify-single-word="false"/>
    </style:style>
    <style:style style:name="P81" style:family="paragraph" style:parent-style-name="Text_20_body" style:list-style-name="L23">
      <style:paragraph-properties fo:text-align="justify" style:justify-single-word="false"/>
    </style:style>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ext_20_body"/>
      <text:p text:style-name="Text_20_body"/>
      <text:p text:style-name="Text_20_body"/>
      <text:p text:style-name="P8">The fOOrth User's Guide</text:p>
      <text:p text:style-name="Subtitle">An RPN, object oriented language that is not FORTH.</text:p>
      <text:p text:style-name="Subtitle">by Peter Camilleri </text:p>
      <text:p text:style-name="Text_20_body"/>
      <text:p text:style-name="P2">Last Update: April 22, 2015</text:p>
      <text:p text:style-name="P2">Covering fOOrth version 0.0.3</text:p>
      <text:p text:style-name="P2">Status: Unpublished.</text:p>
      <text:p text:style-name="Text_20_body"/>
      <text:p text:style-name="Text_20_body"/>
      <text:p text:style-name="Text_20_body"/>
      <text:p text:style-name="P52"/>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7">Table of Contents</text:p>
          </text:index-title>
          <text:p text:style-name="P58">The MIT License (MIT).<text:tab/>5</text:p>
          <text:p text:style-name="P58">Introduction<text:tab/>6</text:p>
          <text:p text:style-name="P59">About the name fOOrth<text:tab/>6</text:p>
          <text:p text:style-name="P59">How fOOrth came to be<text:tab/>6</text:p>
          <text:p text:style-name="P59">Goals and Principles<text:tab/>7</text:p>
          <text:p text:style-name="P59">Report Card<text:tab/>8</text:p>
          <text:p text:style-name="P59">Special Note of Thanks<text:tab/>9</text:p>
          <text:p text:style-name="P58">Installation<text:tab/>10</text:p>
          <text:p text:style-name="P59">Ruby<text:tab/>10</text:p>
          <text:p text:style-name="P59">fOOrth<text:tab/>10</text:p>
          <text:p text:style-name="P59">Running fOOrth<text:tab/>11</text:p>
          <text:p text:style-name="P59">Testing<text:tab/>11</text:p>
          <text:p text:style-name="P59">Source Archive<text:tab/>12</text:p>
          <text:p text:style-name="P58">First Steps<text:tab/>13</text:p>
          <text:p text:style-name="P58">The Syntax and Style of fOOrth<text:tab/>15</text:p>
          <text:p text:style-name="P59">Syntax<text:tab/>15</text:p>
          <text:p text:style-name="P59">Spaces<text:tab/>15</text:p>
          <text:p text:style-name="P59">Comments<text:tab/>15</text:p>
          <text:p text:style-name="P59">String Literals<text:tab/>15</text:p>
          <text:p text:style-name="P59">Numeric Literals<text:tab/>16</text:p>
          <text:p text:style-name="P58">A fOOrth Calculator<text:tab/>17</text:p>
          <text:p text:style-name="P59">The Basics<text:tab/>17</text:p>
          <text:p text:style-name="P59">Stack Manipulation<text:tab/>18</text:p>
          <text:p text:style-name="P59">Programming<text:tab/>20</text:p>
          <text:p text:style-name="P59">Control Structures<text:tab/>21</text:p>
          <text:p text:style-name="P59">Data Memory<text:tab/>25</text:p>
          <text:p text:style-name="P58">Data Storage in fOOrth<text:tab/>26</text:p>
          <text:p text:style-name="P59">Typing<text:tab/>26</text:p>
          <text:p text:style-name="P59">Declarations<text:tab/>26</text:p>
          <text:p text:style-name="P59">Scoping<text:tab/>26</text:p>
          <text:p text:style-name="P59">Referencing<text:tab/>27</text:p>
          <text:p text:style-name="P59">Mutation<text:tab/>28</text:p>
          <text:p text:style-name="P58">Cloning Data<text:tab/>30</text:p>
          <text:p text:style-name="P59">Deep vs Shallow Copy<text:tab/>30</text:p>
          <text:p text:style-name="P59">Permissive Copying<text:tab/>32</text:p>
          <text:p text:style-name="P58">Handling Exceptions<text:tab/>34</text:p>
          <text:p text:style-name="P59">The Nature of Exceptions in fOOrth<text:tab/>34</text:p>
          <text:p text:style-name="P59">Handling Errors<text:tab/>34</text:p>
          <text:p text:style-name="P59">Generating Errors<text:tab/>39</text:p>
          <text:p text:style-name="P59">fOOrth Native Exception Codes:<text:tab/>40</text:p>
          <text:p text:style-name="P59">Application Error Codes:<text:tab/>41</text:p>
          <text:p text:style-name="P59">Ruby Mapped Exception Codes:<text:tab/>41</text:p>
          <text:p text:style-name="P58">The Class Tree<text:tab/>47</text:p>
          <text:p text:style-name="P59">A Brief Overview of Key OO Concepts<text:tab/>47</text:p>
          <text:p text:style-name="P59">Classes<text:tab/>47</text:p>
          <text:p text:style-name="P59">Inheritance<text:tab/>48</text:p>
          <text:p text:style-name="P59">Methods<text:tab/>48</text:p>
          <text:p text:style-name="P59">Late Binding and Polymorphism<text:tab/>48</text:p>
          <text:p text:style-name="P59">Prototypes<text:tab/>48</text:p>
          <text:p text:style-name="P58">Method Mapping<text:tab/>49</text:p>
          <text:p text:style-name="P59">Exploring the mapping system<text:tab/>49</text:p>
          <text:p text:style-name="P58">Routing<text:tab/>51</text:p>
          <text:p text:style-name="P59">Virtual Machine Methods<text:tab/>51</text:p>
          <text:p text:style-name="P59">Shared Methods<text:tab/>51</text:p>
          <text:p text:style-name="P59">Exclusive Methods<text:tab/>52</text:p>
          <text:p text:style-name="P59">Shared Stub Methods<text:tab/>52</text:p>
          <text:p text:style-name="P59">Exclusive Stub Methods<text:tab/>53</text:p>
          <text:p text:style-name="P59">Local Methods<text:tab/>53</text:p>
          <text:p text:style-name="P59">Routing Internals<text:tab/>53</text:p>
          <text:p text:style-name="P58">Self<text:tab/>56</text:p>
          <text:p text:style-name="P59">Applying Self<text:tab/>56</text:p>
          <text:p text:style-name="P59">Changing Self<text:tab/>57</text:p>
          <text:p text:style-name="P58">Array<text:tab/>58</text:p>
          <text:p text:style-name="P59">Array Literals<text:tab/>58</text:p>
          <text:p text:style-name="P59">Class Methods<text:tab/>59</text:p>
          <text:p text:style-name="P59">Instance Methods<text:tab/>60</text:p>
          <text:p text:style-name="P59">See Also<text:tab/>68</text:p>
          <text:p text:style-name="P58">Class<text:tab/>69</text:p>
          <text:p text:style-name="P59">Instance Methods<text:tab/>69</text:p>
          <text:p text:style-name="P59">Commands<text:tab/>70</text:p>
          <text:p text:style-name="P59">See Also<text:tab/>71</text:p>
          <text:p text:style-name="P58">Complex<text:tab/>72</text:p>
          <text:p text:style-name="P59">Complex Literals<text:tab/>72</text:p>
          <text:p text:style-name="P59">Instance Methods<text:tab/>73</text:p>
          <text:p text:style-name="P59">Instance Stubs<text:tab/>73</text:p>
          <text:p text:style-name="P59">See Also<text:tab/>74</text:p>
          <text:p text:style-name="P58">FalseClass<text:tab/>75</text:p>
          <text:p text:style-name="P59">FalseClass Literals<text:tab/>75</text:p>
          <text:p text:style-name="P59">Instance Methods<text:tab/>75</text:p>
          <text:p text:style-name="P59">See Also<text:tab/>76</text:p>
          <text:p text:style-name="P58">Float<text:tab/>77</text:p>
          <text:p text:style-name="P59">Float Literals<text:tab/>77</text:p>
          <text:p text:style-name="P59">See Also<text:tab/>77</text:p>
          <text:p text:style-name="P58">Hash<text:tab/>78</text:p>
          <text:p text:style-name="P59"><text:soft-page-break/>Hash Literals<text:tab/>78</text:p>
          <text:p text:style-name="P59">Instance Methods<text:tab/>78</text:p>
          <text:p text:style-name="P59">See Also<text:tab/>80</text:p>
          <text:p text:style-name="P58">InStream<text:tab/>81</text:p>
          <text:p text:style-name="P59">Class Methods<text:tab/>81</text:p>
          <text:p text:style-name="P59">Instance Methods<text:tab/>82</text:p>
          <text:p text:style-name="P59">Class Stubs<text:tab/>83</text:p>
          <text:p text:style-name="P59">See Also<text:tab/>83</text:p>
          <text:p text:style-name="P58">Integer<text:tab/>84</text:p>
          <text:p text:style-name="P59">Integer Literals<text:tab/>84</text:p>
          <text:p text:style-name="P59">Instance Methods<text:tab/>84</text:p>
          <text:p text:style-name="P59">See Also<text:tab/>85</text:p>
          <text:p text:style-name="P58">MaxNumeric<text:tab/>86</text:p>
          <text:p text:style-name="P59">MaxNumeric Literals<text:tab/>86</text:p>
          <text:p text:style-name="P59">Instance Methods<text:tab/>86</text:p>
          <text:p text:style-name="P58">MinNumeric<text:tab/>87</text:p>
          <text:p text:style-name="P59">MinNumeric Literals<text:tab/>87</text:p>
          <text:p text:style-name="P59">Instance Methods<text:tab/>87</text:p>
          <text:p text:style-name="P58">NilClass<text:tab/>88</text:p>
          <text:p text:style-name="P59">NilClass Literals<text:tab/>88</text:p>
          <text:p text:style-name="P59">Instance Methods<text:tab/>88</text:p>
          <text:p text:style-name="P59">See Also<text:tab/>89</text:p>
          <text:p text:style-name="P58">Numeric<text:tab/>90</text:p>
          <text:p text:style-name="P59">Instance Methods<text:tab/>90</text:p>
          <text:p text:style-name="P59">See Also<text:tab/>92</text:p>
          <text:p text:style-name="P58">Object<text:tab/>93</text:p>
          <text:p text:style-name="P59">Instance Methods<text:tab/>93</text:p>
          <text:p text:style-name="P59">See Also<text:tab/>102</text:p>
          <text:p text:style-name="P58">OutStream<text:tab/>103</text:p>
          <text:p text:style-name="P59">Class Methods<text:tab/>103</text:p>
          <text:p text:style-name="P59">Instance Methods<text:tab/>103</text:p>
          <text:p text:style-name="P59">Class Stubs<text:tab/>103</text:p>
          <text:p text:style-name="P59">See Also<text:tab/>104</text:p>
          <text:p text:style-name="P58">Procedure<text:tab/>105</text:p>
          <text:p text:style-name="P59">Procedure Literals<text:tab/>105</text:p>
          <text:p text:style-name="P59">Instance Methods<text:tab/>105</text:p>
          <text:p text:style-name="P59">See Also<text:tab/>105</text:p>
          <text:p text:style-name="P58">Queue<text:tab/>106</text:p>
          <text:p text:style-name="P59">Instance Methods<text:tab/>106</text:p>
          <text:p text:style-name="P59">See Also<text:tab/>106</text:p>
          <text:p text:style-name="P58">Rational<text:tab/>107</text:p>
          <text:p text:style-name="P59">Rational Literals<text:tab/>107</text:p>
          <text:p text:style-name="P59">Instance Methods<text:tab/>107</text:p>
          <text:p text:style-name="P59">See Also<text:tab/>108</text:p>
          <text:p text:style-name="P58">Stack<text:tab/>109</text:p>
          <text:p text:style-name="P59">Instance Methods<text:tab/>109</text:p>
          <text:p text:style-name="P59">See Also<text:tab/>109</text:p>
          <text:p text:style-name="P58">String<text:tab/>110</text:p>
          <text:p text:style-name="P59">String Literals<text:tab/>110</text:p>
          <text:p text:style-name="P59">Instance Methods<text:tab/>110</text:p>
          <text:p text:style-name="P59">See Also<text:tab/>111</text:p>
          <text:p text:style-name="P58">Thread<text:tab/>112</text:p>
          <text:p text:style-name="P59">Class Methods<text:tab/>112</text:p>
          <text:p text:style-name="P59">Instance Methods<text:tab/>112</text:p>
          <text:p text:style-name="P59">See Also<text:tab/>112</text:p>
          <text:p text:style-name="P58">TrueClass<text:tab/>113</text:p>
          <text:p text:style-name="P59">TrueClass Literals<text:tab/>113</text:p>
          <text:p text:style-name="P59">See Also<text:tab/>113</text:p>
          <text:p text:style-name="P58">VirtualMachine<text:tab/>114</text:p>
          <text:p text:style-name="P59">Instance Methods<text:tab/>114</text:p>
          <text:p text:style-name="P59">Commands<text:tab/>119</text:p>
          <text:p text:style-name="P59">See Also<text:tab/>120</text:p>
          <text:p text:style-name="P58">Appendix A – Symbol Glossary<text:tab/>121</text:p>
          <text:p text:style-name="P58">Appendix B – Regular Expressions<text:tab/>123</text:p>
          <text:p text:style-name="P58">Edit History:<text:tab/>126</text:p>
        </text:index-body>
      </text:table-of-content>
      <text:p text:style-name="Text_20_body"/>
      <text:h text:style-name="P5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5" text:outline-level="1">Introduction</text:h>
      <text:h text:style-name="Heading_20_2" text:outline-level="2">About the name fOOrth</text:h>
      <text:p text:style-name="Standard"/>
      <text:p text:style-name="P11">The name of programming language fOOrth is an example of a malamanteau<text:note text:id="ftn1" text:note-class="footnote"><text:note-citation>1</text:note-citation><text:note-body><text:p text:style-name="P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049599284221672804" text:style-name="L1">
        <text:list-item>
          <text:p text:style-name="P63">A Simple, Easy-to-Understand syntax that is none the less, Expressive and Compact:</text:p>
        </text:list-item>
      </text:list>
      <text:list xml:id="list6566088832716842558" text:style-name="L2">
        <text:list-item>
          <text:list>
            <text:list-item>
              <text:p text:style-name="P64">Source code in fOOrth is free-form with no line oriented limitations or rules.</text:p>
            </text:list-item>
            <text:list-item>
              <text:p text:style-name="P64">Support is given to the easy representation of common literal data such as strings, integers, floating point numbers, rational numbers, and complex numbers.</text:p>
            </text:list-item>
          </text:list>
        </text:list-item>
      </text:list>
      <text:list xml:id="list41536647" text:continue-list="list6049599284221672804" text:style-name="L1">
        <text:list-item>
          <text:p text:style-name="P63">Safe Data and Data Structures:</text:p>
        </text:list-item>
      </text:list>
      <text:list xml:id="list6623091738224481301" text:style-name="L3">
        <text:list-item>
          <text:list>
            <text:list-item>
              <text:p text:style-name="P66">Simple, reliable arithmetic. In fOOrth, integer operations never overflow. Rational values can be represented exactly, complex numbers are supported, and conversions between numeric types are simple.</text:p>
            </text:list-item>
            <text:list-item>
              <text:p text:style-name="P66"><text:soft-page-break/>Strings grow as needed without the need to allocate space or worry about overflow.</text:p>
            </text:list-item>
            <text:list-item>
              <text:p text:style-name="P66">Data containers such as arrays and hashes grow as needed. Out of range subscripts cannot access undefined memory regions. </text:p>
            </text:list-item>
          </text:list>
        </text:list-item>
      </text:list>
      <text:list xml:id="list41545264" text:continue-list="list41536647" text:style-name="L1">
        <text:list-item>
          <text:p text:style-name="P63">Message Passing:</text:p>
        </text:list-item>
      </text:list>
      <text:list xml:id="list8064814034270688170" text:style-name="L4">
        <text:list-item>
          <text:list>
            <text:list-item>
              <text:p text:style-name="P82">In fOOrth all actions take the form of messages sent to a receiver.</text:p>
            </text:list-item>
            <text:list-item>
              <text:p text:style-name="P82">The routing of messages is specified by the exact type of the message.</text:p>
            </text:list-item>
            <text:list-item>
              <text:p text:style-name="P82">Message receivers include data items on the stack as well as the virtual machine object associated with the current thread of execution.</text:p>
            </text:list-item>
            <text:list-item>
              <text:p text:style-name="P82">Messages for which no routing specification can be found, generate an error at compile time.</text:p>
            </text:list-item>
          </text:list>
        </text:list-item>
      </text:list>
      <text:list xml:id="list41552616" text:continue-list="list41545264" text:style-name="L1">
        <text:list-item>
          <text:p text:style-name="P63">Object Oriented Design:</text:p>
        </text:list-item>
      </text:list>
      <text:list xml:id="list4857868537859461008" text:style-name="L5">
        <text:list-item>
          <text:list>
            <text:list-item>
              <text:p text:style-name="P67">Support class based inheritance, with a non-cyclic (single inheritance) tree derived from a common base Object class.</text:p>
            </text:list-item>
            <text:list-item>
              <text:p text:style-name="P83">Support late binding and polymorphism through message interface compatibility or “duck” typing.</text:p>
            </text:list-item>
          </text:list>
        </text:list-item>
      </text:list>
      <text:list xml:id="list41544344" text:continue-list="list41552616" text:style-name="L1">
        <text:list-item>
          <text:p text:style-name="P63">Meta programming: </text:p>
        </text:list-item>
      </text:list>
      <text:list xml:id="list5255000138612530070" text:style-name="L6">
        <text:list-item>
          <text:list>
            <text:list-item>
              <text:p text:style-name="P84">Support extensible language constructs by making the compiler an accessible part of the system.</text:p>
            </text:list-item>
          </text:list>
        </text:list-item>
      </text:list>
      <text:list xml:id="list41531691" text:continue-list="list41544344" text:style-name="L1">
        <text:list-item>
          <text:p text:style-name="P63">Reliability:</text:p>
        </text:list-item>
      </text:list>
      <text:list xml:id="list398287912866654018" text:style-name="L7">
        <text:list-item>
          <text:list>
            <text:list-item>
              <text:p text:style-name="P85">Errors should be detected as soon as possible. </text:p>
            </text:list-item>
            <text:list-item>
              <text:p text:style-name="P85">Language constructs should not be designed in a way that causes simple coding errors to spin off into infinite loops. </text:p>
            </text:list-item>
          </text:list>
        </text:list-item>
      </text:list>
      <text:list xml:id="list41555711" text:continue-list="list41531691" text:style-name="L1">
        <text:list-item>
          <text:p text:style-name="P68">Building on the host language:</text:p>
        </text:list-item>
      </text:list>
      <text:list xml:id="list6924437192500880416" text:style-name="L8">
        <text:list-item>
          <text:list>
            <text:list-item>
              <text:p text:style-name="P6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7643996"/>Thanks<text:alphabetical-index-mark-end text:id="IMark15764399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234319595084780157" text:style-name="L9">
        <text:list-item>
          <text:p text:style-name="P86">ruby 1.9.3p484 (2013-11-22) [i386-mingw32]</text:p>
        </text:list-item>
        <text:list-item>
          <text:p text:style-name="P86">ruby 2.1.5p273 (2014-11-13 revision 48405) [i386-mingw32]</text:p>
        </text:list-item>
        <text:list-item>
          <text:p text:style-name="P86">Rubinius – to be tested!</text:p>
        </text:list-item>
        <text:list-item>
          <text:p text:style-name="P86">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1">Once fOOrth is installed, there are several options for running the language environment. These are:</text:p>
      <text:p text:style-name="P11"/>
      <text:h text:style-name="Heading_20_3" text:outline-level="3"><text:alphabetical-index-mark-start text:id="IMark157643996"/>Rake<text:alphabetical-index-mark-end text:id="IMark157643996"/>:</text:h>
      <text:p text:style-name="P1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7643996"/>Demo.rb<text:alphabetical-index-mark-end text:id="IMark15764399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7643996"/>Testing<text:alphabetical-index-mark-end text:id="IMark157643996"/></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7643996"/>Known Issues<text:alphabetical-index-mark-end text:id="IMark157643996"/></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57643996"/>Archive<text:alphabetical-index-mark-end text:id="IMark157643996"/></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7"><text:alphabetical-index-mark-start text:id="IMark138686032"/>drop<text:alphabetical-index-mark-end text:id="IMark1386860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38686032"/>dup<text:alphabetical-index-mark-end text:id="IMark1386860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8">&gt;</text:p>
          </table:table-cell>
        </table:table-row>
        <table:table-row table:style-name="Table54.1">
          <table:table-cell table:style-name="Table54.A2" office:value-type="string">
            <text:p text:style-name="P17"><text:alphabetical-index-mark-start text:id="IMark138686032"/>nip<text:alphabetical-index-mark-end text:id="IMark1386860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38686032"/>over<text:alphabetical-index-mark-end text:id="IMark1386860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7"><text:alphabetical-index-mark-start text:id="IMark138686032"/>pick<text:alphabetical-index-mark-end text:id="IMark1386860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38686032"/>swap<text:alphabetical-index-mark-end text:id="IMark1386860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8">&gt;</text:p>
          </table:table-cell>
        </table:table-row>
        <table:table-row table:style-name="Table54.1">
          <table:table-cell table:style-name="Table54.A2" office:value-type="string">
            <text:p text:style-name="P17"><text:alphabetical-index-mark-start text:id="IMark138686032"/>tuck<text:alphabetical-index-mark-end text:id="IMark1386860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065549260898786002" text:style-name="L10">
        <text:list-item>
          <text:p text:style-name="P70">To store return addresses for word calls. In fOOrth this is handled by the Ruby virtual machine.</text:p>
        </text:list-item>
        <text:list-item>
          <text:p text:style-name="P70">To store context for control structures. In fOOrth the context mechanism provides for a far richer and more reliable set of control, compile, and data structures.</text:p>
        </text:list-item>
        <text:list-item>
          <text:p text:style-name="P7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88859320"/>if<text:alphabetical-index-mark-end text:id="IMark8885932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88859320"/>else<text:alphabetical-index-mark-end text:id="IMark88859320"/>” and “<text:alphabetical-index-mark-start text:id="IMark138675868"/>then<text:alphabetical-index-mark-end text:id="IMark13867586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38675868"/>switch<text:alphabetical-index-mark-end text:id="IMark13867586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38675868"/>do<text:alphabetical-index-mark-end text:id="IMark138675868"/>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38675868"/>loop<text:alphabetical-index-mark-end text:id="IMark138675868"/>” commands mark the boundaries of the loop; The “<text:alphabetical-index-mark-start text:id="IMark88859320"/>i<text:alphabetical-index-mark-end text:id="IMark88859320"/>” command is used to retrieve the current loop counter value. For nested loops, the “<text:alphabetical-index-mark-start text:id="IMark88859176"/>j<text:alphabetical-index-mark-end text:id="IMark88859176"/>” command retrieves the value of the outer loops counter value. <text:s/>By default, the “loop” command adds one to the loop value. For more flexible looping, the “<text:alphabetical-index-mark-start text:id="IMark138685504"/>+loop<text:alphabetical-index-mark-end text:id="IMark1386855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38685504"/>-i<text:alphabetical-index-mark-end text:id="IMark138685504"/> and <text:alphabetical-index-mark-start text:id="IMark88859176"/>-j<text:alphabetical-index-mark-end text:id="IMark8885917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88859176"/>begin<text:alphabetical-index-mark-end text:id="IMark88859176"/>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153316465305496927" text:style-name="L11">
        <text:list-item>
          <text:p text:style-name="P71">begin … <text:alphabetical-index-mark-start text:id="IMark88859320"/>until<text:alphabetical-index-mark-end text:id="IMark88859320"/> – loops until the top of stack is true.</text:p>
        </text:list-item>
        <text:list-item>
          <text:p text:style-name="P71">begin … <text:alphabetical-index-mark-start text:id="IMark88859176"/>again<text:alphabetical-index-mark-end text:id="IMark88859176"/> – loops indefinitely </text:p>
        </text:list-item>
        <text:list-item>
          <text:p text:style-name="P71">begin … <text:alphabetical-index-mark-start text:id="IMark88859320"/>repeat<text:alphabetical-index-mark-end text:id="IMark88859320"/>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88859320"/>Typing<text:alphabetical-index-mark-end text:id="IMark88859320"/></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88859320"/>Duck Typing<text:alphabetical-index-mark-end text:id="IMark8885932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88859320"/>Declarations<text:alphabetical-index-mark-end text:id="IMark88859320"/></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88859320"/>Scoping<text:alphabetical-index-mark-end text:id="IMark88859320"/></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88859320"/><text:span text:style-name="T7">val:</text:span><text:alphabetical-index-mark-end text:id="IMark88859320"/> and <text:alphabetical-index-mark-start text:id="IMark138685504"/><text:span text:style-name="T7">var:</text:span><text:alphabetical-index-mark-end text:id="IMark13868550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8685504"/><text:span text:style-name="T7">.init</text:span><text:alphabetical-index-mark-end text:id="IMark138685504"/> method being the most popular since it is called to initialize a new instance of the object.</text:p>
      <text:p text:style-name="P3">Methods: <text:alphabetical-index-mark-start text:id="IMark138685504"/><text:span text:style-name="T7">val@:</text:span><text:alphabetical-index-mark-end text:id="IMark138685504"/> and <text:alphabetical-index-mark-start text:id="IMark88859320"/><text:span text:style-name="T7">var@:</text:span><text:alphabetical-index-mark-end text:id="IMark88859320"/></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88859320"/><text:span text:style-name="T7">val#:</text:span><text:alphabetical-index-mark-end text:id="IMark88859320"/> and <text:alphabetical-index-mark-start text:id="IMark138685504"/><text:span text:style-name="T7">var#:</text:span><text:alphabetical-index-mark-end text:id="IMark13868550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38685504"/><text:span text:style-name="T7">val$:</text:span><text:alphabetical-index-mark-end text:id="IMark138685504"/> and <text:alphabetical-index-mark-start text:id="IMark88859320"/><text:span text:style-name="T7">var$:</text:span><text:alphabetical-index-mark-end text:id="IMark88859320"/></text:p>
      <text:p text:style-name="P3">Regex for valid local variable names: <text:span text:style-name="T7">/^\$[a-z][a-z0-9_]*$/</text:span></text:p>
      <text:p text:style-name="Text_20_body">Notes:</text:p>
      <text:p text:style-name="Text_20_body"/>
      <text:h text:style-name="Heading_20_2" text:outline-level="2"><text:alphabetical-index-mark-start text:id="IMark88859320"/>Referencing<text:alphabetical-index-mark-end text:id="IMark88859320"/></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17">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17">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7">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17">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7">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88859320"/>Mutation<text:alphabetical-index-mark-end text:id="IMark88859320"/></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4"><text:alphabetical-index-mark-start text:id="IMark138686032"/>dup<text:alphabetical-index-mark-end text:id="IMark138686032"/></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17">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138686032"/>copy<text:alphabetical-index-mark-end text:id="IMark138686032"/></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138686032"/>.copy<text:alphabetical-index-mark-end text:id="IMark138686032"/></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shallow copy.</text:p>
          </table:table-cell>
          <table:covered-table-cell/>
          <table:covered-table-cell/>
        </table:table-row>
        <table:table-row>
          <table:table-cell table:style-name="Table57.A3" office:value-type="string">
            <text:p text:style-name="P24"><text:alphabetical-index-mark-start text:id="IMark138686032"/>clone<text:alphabetical-index-mark-end text:id="IMark138686032"/></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138686032"/>.clone<text:alphabetical-index-mark-end text:id="IMark138686032"/></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8870397421066927403" text:style-name="L12">
        <text:list-item>
          <text:p text:style-name="P87">No Copying</text:p>
        </text:list-item>
        <text:list-item>
          <text:p text:style-name="P87">Shallow Copying</text:p>
        </text:list-item>
        <text:list-item>
          <text:p text:style-name="P87">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88859320"/>.clone_exclude<text:alphabetical-index-mark-end text:id="IMark88859320"/>”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88859320"/>try<text:alphabetical-index-mark-end text:id="IMark88859320"/> block</text:h>
      <text:p text:style-name="P3">The bare basics of an exception handled code block is:</text:p>
      <text:p text:style-name="Code"/>
      <text:p text:style-name="Code">try (dangerous code here) <text:alphabetical-index-mark-start text:id="IMark88859320"/>catch<text:alphabetical-index-mark-end text:id="IMark88859320"/>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88859320"/>?"<text:alphabetical-index-mark-end text:id="IMark888593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88859320"/>bounce<text:alphabetical-index-mark-end text:id="IMark88859320"/>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88859320"/>bounce<text:alphabetical-index-mark-end text:id="IMark88859320"/>”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88859320"/>finally<text:alphabetical-index-mark-end text:id="IMark88859320"/>”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88859320"/>try<text:alphabetical-index-mark-end text:id="IMark88859320"/></text:p>
      <text:p text:style-name="Code"><text:s text:c="2"/>(dangerous code)</text:p>
      <text:p text:style-name="Code">(optional) <text:alphabetical-index-mark-start text:id="IMark88859320"/>catch<text:alphabetical-index-mark-end text:id="IMark88859320"/></text:p>
      <text:p text:style-name="Code"><text:s text:c="2"/>(exception handler with optional <text:alphabetical-index-mark-start text:id="IMark88859320"/>?"<text:alphabetical-index-mark-end text:id="IMark88859320"/>Exx" and <text:alphabetical-index-mark-start text:id="IMark138737016"/>bounce<text:alphabetical-index-mark-end text:id="IMark138737016"/>)</text:p>
      <text:p text:style-name="Code">(optional) <text:alphabetical-index-mark-start text:id="IMark138737016"/>finally<text:alphabetical-index-mark-end text:id="IMark138737016"/></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38737016"/>throw"<text:alphabetical-index-mark-end text:id="IMark138737016"/>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38737016"/>.throw<text:alphabetical-index-mark-end text:id="IMark13873701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7">Object</text:p>
      <text:p text:style-name="P47"><text:tab/>Array</text:p>
      <text:p text:style-name="P47"><text:tab/>Class</text:p>
      <text:p text:style-name="P47"><text:tab/>FalseClass</text:p>
      <text:p text:style-name="P47"><text:tab/>Hash</text:p>
      <text:p text:style-name="P47"><text:tab/>InStream</text:p>
      <text:p text:style-name="P47"><text:tab/>MaxNumeric</text:p>
      <text:p text:style-name="P47"><text:tab/>MinNumeric</text:p>
      <text:p text:style-name="P47"><text:tab/>NilClass</text:p>
      <text:p text:style-name="P47"><text:tab/>Numeric</text:p>
      <text:p text:style-name="P47"><text:tab/><text:tab/>Complex</text:p>
      <text:p text:style-name="P47"><text:tab/><text:tab/>Float</text:p>
      <text:p text:style-name="P47"><text:tab/><text:tab/>Integer</text:p>
      <text:p text:style-name="P47"><text:tab/><text:tab/><text:tab/>Bignum</text:p>
      <text:p text:style-name="P47"><text:tab/><text:tab/><text:tab/>Fixnum</text:p>
      <text:p text:style-name="P47"><text:tab/><text:tab/>Rational</text:p>
      <text:p text:style-name="P47"><text:tab/>OutStream</text:p>
      <text:p text:style-name="P47"><text:tab/>Procedure</text:p>
      <text:p text:style-name="P47"><text:tab/>Queue</text:p>
      <text:p text:style-name="P47"><text:tab/>String</text:p>
      <text:p text:style-name="P47"><text:tab/>Thread</text:p>
      <text:p text:style-name="P47"><text:tab/>TrueClass</text:p>
      <text:p text:style-name="P47"><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38677500"/>Classes<text:alphabetical-index-mark-end text:id="IMark13867750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38677500"/>Inheritance<text:alphabetical-index-mark-end text:id="IMark138677500"/></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138677500"/>Methods<text:alphabetical-index-mark-end text:id="IMark138677500"/></text:h>
      <text:p text:style-name="P3">All code in fOOrth is contained in methods. A method is a fragment of code that an object uses to respond to a message that has been sent to that object. In fOOrth there are three sorts of methods:</text:p>
      <text:list xml:id="list8127662948112672340" text:style-name="L13">
        <text:list-item>
          <text:p text:style-name="P72">Shared: Methods that are common to all instances of the class that contains them.</text:p>
        </text:list-item>
        <text:list-item>
          <text:p text:style-name="P72">Exclusive: Methods that are defined for one and only one object (and all of its clones that are created <text:span text:style-name="T2">after</text:span> the exclusive method is defined.).</text:p>
        </text:list-item>
        <text:list-item>
          <text:p text:style-name="P72">Local: Methods that are created in a context and are accessible only in that context. When the context concludes, these methods are no longer accessible.</text:p>
        </text:list-item>
      </text:list>
      <text:h text:style-name="Heading_20_2" text:outline-level="2"><text:alphabetical-index-mark-start text:id="IMark88859320"/>Late Binding<text:alphabetical-index-mark-end text:id="IMark88859320"/> and <text:alphabetical-index-mark-start text:id="IMark138737016"/>Polymorphism<text:alphabetical-index-mark-end text:id="IMark13873701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38737016"/>Prototypes<text:alphabetical-index-mark-end text:id="IMark138737016"/></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38737016"/>Method Mapping<text:alphabetical-index-mark-end text:id="IMark13873701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548620392027949626" text:style-name="L14">
        <text:list-item>
          <text:p text:style-name="P73">The strings used by fOOrth needed to be converted to Ruby symbols to allow code to be executed in Ruby.</text:p>
        </text:list-item>
        <text:list-item>
          <text:p text:style-name="P7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88859320"/>SymbolMap<text:alphabetical-index-mark-end text:id="IMark88859320"/> class. This class creates mappings in one of two ways:</text:p>
      <text:list xml:id="list8596830305030626516" text:style-name="L15">
        <text:list-item>
          <text:p text:style-name="P7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1">Symbol Map Entries =</text:p>
      <text:p text:style-name="P51">&lt;<text:span text:style-name="T2">voluminous output deleted</text:span>&gt;</text:p>
      <text:p text:style-name="P51"/>
      <text:p text:style-name="P3">An example of the output of the )entries command is found in the section Appendix A – Symbol Glossary.</text:p>
      <text:p text:style-name="P3"/>
      <text:p text:style-name="P3"/>
      <text:h text:style-name="Heading_20_1" text:outline-level="1"><text:alphabetical-index-mark-start text:id="IMark88859320"/>Routing<text:alphabetical-index-mark-end text:id="IMark88859320"/></text:h>
      <text:p text:style-name="P3"/>
      <text:p text:style-name="P3">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3419225240915428393" text:style-name="L16">
        <text:list-item>
          <text:p text:style-name="P75">The defining word used to create the method.</text:p>
        </text:list-item>
        <text:list-item>
          <text:p text:style-name="P75">The receiver of the defining word used to create the method.</text:p>
        </text:list-item>
        <text:list-item>
          <text:p text:style-name="P75">The name of the method.</text:p>
        </text:list-item>
      </text:list>
      <text:p text:style-name="P3">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3">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3">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3">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3">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48"/>
      <text:p text:style-name="P3">The method name may not contain spaces. Further the method name is responsible for determining the routing used and any embedded string data. </text:p>
      <text:p text:style-name="P3"><text:soft-page-break/>The lead character determines the routing:</text:p>
      <text:list xml:id="list2112714720870569956" text:style-name="L17">
        <text:list-item>
          <text:p text:style-name="P76">“.” - indicates that the message is routed to the top-of-stack element (TOS)</text:p>
        </text:list-item>
        <text:list-item>
          <text:p text:style-name="P76">“~” - indicates that the message is routed to the “self” entity of the method (see the section Self below). Since these messages are only routed to the object itself, they are in effect private methods.</text:p>
        </text:list-item>
        <text:list-item>
          <text:p text:style-name="P76">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Exclusive Methods</text:h>
      <text:p text:style-name="P3">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48"/>
      <text:p text:style-name="P3">The method name may not contain spaces. Further the method name is responsible for determining the routing used and any embedded string data. </text:p>
      <text:p text:style-name="P3">The lead character determines the routing:</text:p>
      <text:list xml:id="list41560518" text:continue-numbering="true" text:style-name="L17">
        <text:list-item>
          <text:p text:style-name="P76">“.” - indicates that the message is routed to the top-of-stack element (TOS)</text:p>
        </text:list-item>
        <text:list-item>
          <text:p text:style-name="P76">“~” - indicates that the message is routed to the “self” entity of the method (see the section Self below). Since these messages are only routed to the object itself, they are in effect private methods.</text:p>
        </text:list-item>
        <text:list-item>
          <text:p text:style-name="P76">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Shared Stub Methods</text:h>
      <text:p text:style-name="P3">– Not currently implemented.</text:p>
      <text:h text:style-name="Heading_20_2" text:outline-level="2"><text:soft-page-break/>Exclusive Stub Methods</text:h>
      <text:p text:style-name="P3">– Not currently implemented.</text:p>
      <text:h text:style-name="Heading_20_2" text:outline-level="2">Local Methods</text:h>
      <text:p text:style-name="Text_20_body">– Not currently implemented.</text:p>
      <text:p text:style-name="Text_20_body"/>
      <text:p text:style-name="Text_20_body"/>
      <text:p text:style-name="Text_20_body"/>
      <text:p text:style-name="P3">The various combinations of the above are summarized below:</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06784324"/>:<text:alphabetical-index-mark-end text:id="IMark106784324"/></text:p>
          </table:table-cell>
          <table:table-cell table:style-name="Table9.A2" office:value-type="string">
            <text:p text:style-name="P13">N/A</text:p>
          </table:table-cell>
          <table:table-cell table:style-name="Table9.A2" office:value-type="string">
            <text:p text:style-name="P21">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17">A virtual machine method.</text:p>
          </table:table-cell>
        </table:table-row>
        <table:table-row table:style-name="Table9.1">
          <table:table-cell table:style-name="Table9.A3" table:number-rows-spanned="4" office:value-type="string">
            <text:p text:style-name="P14"><text:alphabetical-index-mark-start text:id="IMark106784324"/>.:<text:alphabetical-index-mark-end text:id="IMark10678432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17">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7">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7">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17">Not allowed: Error</text:p>
          </table:table-cell>
        </table:table-row>
        <table:table-row table:style-name="Table9.1">
          <table:table-cell table:style-name="Table9.A3" table:number-rows-spanned="7" office:value-type="string">
            <text:p text:style-name="P14"><text:alphabetical-index-mark-start text:id="IMark106784324"/>.::<text:alphabetical-index-mark-end text:id="IMark10678432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17">Not allowed: Error</text:p>
          </table:table-cell>
        </table:table-row>
        <table:table-row table:style-name="Table9.1">
          <table:table-cell table:style-name="Table9.A3" office:value-type="string">
            <text:p text:style-name="P12">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3"/>
      <text:h text:style-name="Heading_20_2" text:outline-level="2">Routing Internals</text:h>
      <text:p text:style-name="P3">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38677788"/>do_map_name<text:alphabetical-index-mark-end text:id="IMark138677788"/><text:note text:id="ftn0"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3">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Self</text:h>
      <text:p text:style-name="P3"/>
      <text:p text:style-name="P3">When ever code executes in the fOOrth language system, there is an object that “owns” that code. Even code run at the console interactively belongs to an object, if only for the brief lifespan of that code.</text:p>
      <text:p text:style-name="P3">In fOOrth, the “<text:alphabetical-index-mark-start text:id="IMark138677788"/>self<text:alphabetical-index-mark-end text:id="IMark138677788"/>”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3">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3">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3">For this shared method on the class MyClass, self is an instance of MyClass.</text:p>
      <text:h text:style-name="Heading_20_2" text:outline-level="2">Applying Self</text:h>
      <text:p text:style-name="P3">So far, the self value seems pretty academic. Let's see the ways this value affects fOOrth code:</text:p>
      <text:list xml:id="list1088699986612271156" text:style-name="L19">
        <text:list-item>
          <text:p text:style-name="P7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77">For TOS routed methods, access to self is as simple as “self .method_name”. This was done in the MyClass example above. The self value is a free value that does not to be declared.</text:p>
        </text:list-item>
        <text:list-item>
          <text:p text:style-name="P7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77">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3">There are times that we all wished we were someone else. In a fOOrth program there are instances where it would be advantageous to have self be something else. This is accomplished using the <text:alphabetical-index-mark-start text:id="IMark138677788"/>.with{<text:alphabetical-index-mark-end text:id="IMark138677788"/>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3">The receiver of the “.with{“ method becomes the “self” within the block it defines. The uses of these control structures include those listed above, but there are some additional points specific to this application:</text:p>
      <text:list xml:id="list2729716536254866167" text:style-name="L23">
        <text:list-item>
          <text:p text:style-name="P8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1">A .where{ … } clause can be used to take a value and give easy access to that value within the executed block without having to create a local value.</text:p>
        </text:list-item>
        <text:list-item>
          <text:p text:style-name="P81">Access to the self value is generally faster than other forms of access. Thus this construct can yield performance enhancements.</text:p>
        </text:list-item>
      </text:list>
      <text:p text:style-name="P3"/>
      <text:p text:style-name="P3"/>
      <text:p text:style-name="P3"/>
      <text:p text:style-name="P3"/>
      <text:p text:style-name="P3"/>
      <text:h text:style-name="Heading_20_1" text:outline-level="1"><text:alphabetical-index-mark-start text:id="IMark138677788"/>Array<text:alphabetical-index-mark-end text:id="IMark13867778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7060927824198241780" text:style-name="L20">
        <text:list-item>
          <text:p text:style-name="P78">The first two examples both create “empty” arrays with zero data elements. </text:p>
        </text:list-item>
        <text:list-item>
          <text:p text:style-name="P78">Array data do NOT need to be the same “type” of data. Mixing is allowed. </text:p>
        </text:list-item>
        <text:list-item>
          <text:p text:style-name="P78">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6215773139548912102" text:style-name="L21">
        <text:list-item>
          <text:p text:style-name="P79"><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8675244"/>.new<text:alphabetical-index-mark-end text:id="IMark138675244"/>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17">[]</text:p>
          </table:table-cell>
        </table:table-row>
        <table:table-row table:style-name="Table59.2">
          <table:table-cell table:style-name="Table59.A2" office:value-type="string">
            <text:p text:style-name="Snippet">[ ]</text:p>
          </table:table-cell>
          <table:table-cell table:style-name="Table59.B2" office:value-type="string">
            <text:p text:style-name="P17">[]</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8675244"/>.new{<text:alphabetical-index-mark-end text:id="IMark138675244"/>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7">[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38675244"/>x<text:alphabetical-index-mark-end text:id="IMark138675244"/>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38675244"/>}<text:alphabetical-index-mark-end text:id="IMark138675244"/>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38675244"/>.new_size<text:alphabetical-index-mark-end text:id="IMark138675244"/>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7">[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8675244"/>.new_value<text:alphabetical-index-mark-end text:id="IMark138675244"/>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7">[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8675244"/>.new_values<text:alphabetical-index-mark-end text:id="IMark138675244"/>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7">[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38675244"/>!<text:alphabetical-index-mark-end text:id="IMark138675244"/>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7">(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38675244"/>+<text:alphabetical-index-mark-end text:id="IMark138675244"/>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17">[1, 2, 3]</text:p>
          </table:table-cell>
        </table:table-row>
        <table:table-row table:style-name="Table67.1">
          <table:table-cell table:style-name="Table67.A2" office:value-type="string">
            <text:p text:style-name="Snippet">[ 1 2 ] [ 3 4 ] +</text:p>
          </table:table-cell>
          <table:table-cell table:style-name="Table67.B2" office:value-type="string">
            <text:p text:style-name="P17">[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7">[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38675244"/>.+left<text:alphabetical-index-mark-end text:id="IMark138675244"/>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7">[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38675244"/>.+mid<text:alphabetical-index-mark-end text:id="IMark138675244"/>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7">[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38675244"/>.+midlr<text:alphabetical-index-mark-end text:id="IMark138675244"/>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7">[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38675244"/>.+right<text:alphabetical-index-mark-end text:id="IMark138675244"/>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7">[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38675244"/>.-left<text:alphabetical-index-mark-end text:id="IMark138675244"/>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7">[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8675244"/>.-mid<text:alphabetical-index-mark-end text:id="IMark138675244"/>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7">[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38675244"/>.-midlr<text:alphabetical-index-mark-end text:id="IMark138675244"/>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7">[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8675244"/>.-right<text:alphabetical-index-mark-end text:id="IMark138675244"/>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7">[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38675244"/>.[]!<text:alphabetical-index-mark-end text:id="IMark138675244"/>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7">(“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38675244"/>.[]@<text:alphabetical-index-mark-end text:id="IMark138675244"/>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7">2</text:p>
          </table:table-cell>
        </table:table-row>
        <table:table-row table:style-name="Table77.1">
          <table:table-cell table:style-name="Table77.A2" office:value-type="string">
            <text:p text:style-name="Snippet">11 [ 1 2 3 4 ] .[]@</text:p>
          </table:table-cell>
          <table:table-cell table:style-name="Table77.B2" office:value-type="string">
            <text:p text:style-name="P17">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38675244"/>.left<text:alphabetical-index-mark-end text:id="IMark138675244"/>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7">[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38675244"/>.length<text:alphabetical-index-mark-end text:id="IMark138675244"/>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7">4</text:p>
          </table:table-cell>
        </table:table-row>
        <table:table-row table:style-name="Table79.1">
          <table:table-cell table:style-name="Table79.A2" office:value-type="string">
            <text:p text:style-name="Snippet">[ ] .length</text:p>
          </table:table-cell>
          <table:table-cell table:style-name="Table79.B2" office:value-type="string">
            <text:p text:style-name="P17">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38675244"/>.max<text:alphabetical-index-mark-end text:id="IMark138675244"/>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7">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7">“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7">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38675244"/>.mid<text:alphabetical-index-mark-end text:id="IMark138675244"/>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7">[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7">[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7">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38675244"/>.midlr<text:alphabetical-index-mark-end text:id="IMark138675244"/>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7">[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7">[]</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7">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38675244"/>.min<text:alphabetical-index-mark-end text:id="IMark138675244"/>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7">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7">“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7">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38675244"/>.pp<text:alphabetical-index-mark-end text:id="IMark138675244"/>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7">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38675244"/>.reverse<text:alphabetical-index-mark-end text:id="IMark138675244"/>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7">[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38675244"/>.right<text:alphabetical-index-mark-end text:id="IMark138675244"/>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7"/>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38675244"/>.shuffle<text:alphabetical-index-mark-end text:id="IMark138675244"/>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7">[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38675244"/>.sort<text:alphabetical-index-mark-end text:id="IMark138675244"/>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7">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7">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38675244"/>.strmax<text:alphabetical-index-mark-end text:id="IMark138675244"/>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7">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38675244"/>&lt;&lt;<text:alphabetical-index-mark-end text:id="IMark138675244"/>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7">[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7">[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38675244"/>@<text:alphabetical-index-mark-end text:id="IMark138675244"/>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17">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38677788"/>Class<text:alphabetical-index-mark-end text:id="IMark138677788"/></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9" text:note-class="footnote"><text:note-citation>50</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38675244"/>.is_class?<text:alphabetical-index-mark-end text:id="IMark138675244"/>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7">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38675244"/>.new<text:alphabetical-index-mark-end text:id="IMark138675244"/>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17">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38675244"/>.parent_class<text:alphabetical-index-mark-end text:id="IMark138675244"/>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7">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7">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38675244"/>.subclass:<text:alphabetical-index-mark-end text:id="IMark138675244"/>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7">(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7">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38675244"/>.to_s<text:alphabetical-index-mark-end text:id="IMark138675244"/>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17">“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7">“MyClass”</text:p>
          </table:table-cell>
        </table:table-row>
      </table:table>
      <text:p text:style-name="Text_20_body"/>
      <text:h text:style-name="Heading_20_2" text:outline-level="2"><text:alphabetical-index-mark-start text:id="IMark138677788"/>Commands<text:alphabetical-index-mark-end text:id="IMark138677788"/></text:h>
      <text:p text:style-name="Text_20_body">The following are also methods, however, they are designed primarily for interacting directly with the operator in the form of commands. Commands are distinguished by the leading “)” in their name<text:note text:id="ftn50" text:note-class="footnote"><text:note-citation>51</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38675244"/>)methods<text:alphabetical-index-mark-end text:id="IMark138675244"/>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7">(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38675244"/>)stubs<text:alphabetical-index-mark-end text:id="IMark138675244"/> []</text:h>
            <text:p text:style-name="Text_20_body">Routing: TOS</text:p>
            <text:p text:style-name="P3">List the stub methods defined for this class. Stubs are place holder methods that serve one of two purposes:</text:p>
            <text:list xml:id="list54613497855147933" text:style-name="L22">
              <text:list-item>
                <text:p text:style-name="P80">They are abstract methods in a base class that exist so that a sub-class may replace the stub with an actual method. The stub ensures that the compiler uses the correct routing when using the method.</text:p>
              </text:list-item>
              <text:list-item>
                <text:p text:style-name="P80">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7">(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38677788"/>Complex<text:alphabetical-index-mark-end text:id="IMark13867778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1" text:note-class="footnote"><text:note-citation>52</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2" text:note-class="footnote"><text:note-citation>53</text:note-citation><text:note-body><text:p text:style-name="Footnote">No spaces are permitted within the literal.</text:p></text:note-body></text:note></text:p>
          </table:table-cell>
          <table:table-cell table:style-name="Table5.B1" office:value-type="string">
            <text:p text:style-name="P14">Value<text:note text:id="ftn53" text:note-class="footnote"><text:note-citation>5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8676348"/>.cbrt<text:alphabetical-index-mark-end text:id="IMark13867634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17">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8676972"/>.e**<text:alphabetical-index-mark-end text:id="IMark138676972"/>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17">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8676348"/>.split<text:alphabetical-index-mark-end text:id="IMark1386763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17">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8676972"/>.sqrt<text:alphabetical-index-mark-end text:id="IMark138676972"/>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17">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38675724"/>FalseClass<text:alphabetical-index-mark-end text:id="IMark13867572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8676972"/>&amp;&amp;<text:alphabetical-index-mark-end text:id="IMark138676972"/>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7">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8676972"/>^^<text:alphabetical-index-mark-end text:id="IMark138676972"/>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7">false</text:p>
          </table:table-cell>
        </table:table-row>
        <table:table-row table:style-name="Table24.2">
          <table:table-cell table:style-name="Table24.A2" office:value-type="string">
            <text:p text:style-name="Snippet">false true ^^</text:p>
          </table:table-cell>
          <table:table-cell table:style-name="Table24.B2" office:value-type="string">
            <text:p text:style-name="P17">true</text:p>
          </table:table-cell>
        </table:table-row>
        <table:table-row table:style-name="Table24.2">
          <table:table-cell table:style-name="Table24.A2" office:value-type="string">
            <text:p text:style-name="Snippet">true false ^^</text:p>
          </table:table-cell>
          <table:table-cell table:style-name="Table24.B2" office:value-type="string">
            <text:p text:style-name="P17">true</text:p>
          </table:table-cell>
        </table:table-row>
        <table:table-row table:style-name="Table24.2">
          <table:table-cell table:style-name="Table24.A2" office:value-type="string">
            <text:p text:style-name="Snippet">true true ^^</text:p>
          </table:table-cell>
          <table:table-cell table:style-name="Table24.B2" office:value-type="string">
            <text:p text:style-name="P17">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8676972"/>||<text:alphabetical-index-mark-end text:id="IMark138676972"/>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7">false</text:p>
          </table:table-cell>
        </table:table-row>
        <table:table-row table:style-name="Table25.2">
          <table:table-cell table:style-name="Table25.A2" office:value-type="string">
            <text:p text:style-name="Snippet">false true ||</text:p>
          </table:table-cell>
          <table:table-cell table:style-name="Table25.B2" office:value-type="string">
            <text:p text:style-name="P17">true</text:p>
          </table:table-cell>
        </table:table-row>
        <table:table-row table:style-name="Table25.2">
          <table:table-cell table:style-name="Table25.A2" office:value-type="string">
            <text:p text:style-name="Snippet">true false ||</text:p>
          </table:table-cell>
          <table:table-cell table:style-name="Table25.B2" office:value-type="string">
            <text:p text:style-name="P17">true</text:p>
          </table:table-cell>
        </table:table-row>
        <table:table-row table:style-name="Table25.2">
          <table:table-cell table:style-name="Table25.A2" office:value-type="string">
            <text:p text:style-name="Snippet">true true ||</text:p>
          </table:table-cell>
          <table:table-cell table:style-name="Table25.B2" office:value-type="string">
            <text:p text:style-name="P17">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38675724"/>Float<text:alphabetical-index-mark-end text:id="IMark13867572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4" text:note-class="footnote"><text:note-citation>55</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5" text:note-class="footnote"><text:note-citation>56</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6" text:note-class="footnote"><text:note-citation>57</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38677020"/>Hash<text:alphabetical-index-mark-end text:id="IMark13867702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38677020"/><text:span text:style-name="T7">{</text:span><text:alphabetical-index-mark-end text:id="IMark138677020"/>” and the locally defined methods “<text:alphabetical-index-mark-start text:id="IMark138677932"/><text:span text:style-name="T7">-&gt;</text:span><text:alphabetical-index-mark-end text:id="IMark138677932"/>” and “<text:alphabetical-index-mark-start text:id="IMark138674236"/><text:span text:style-name="T7">}</text:span><text:alphabetical-index-mark-end text:id="IMark138674236"/>”.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41554905" text:continue-list="list7060927824198241780" text:style-name="L20">
        <text:list-item>
          <text:p text:style-name="P78">The first example creates an “empty” hash with zero data elements. </text:p>
        </text:list-item>
        <text:list-item>
          <text:p text:style-name="P78">Hash key and data do NOT need to be the same “type” of data. Mixing is allowed. </text:p>
        </text:list-item>
        <text:list-item>
          <text:p text:style-name="P78">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38677404"/>.[]!<text:alphabetical-index-mark-end text:id="IMark138677404"/>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7">(“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8677404"/>.[]@<text:alphabetical-index-mark-end text:id="IMark138677404"/>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7">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7">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8677404"/>.keys<text:alphabetical-index-mark-end text:id="IMark138677404"/>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7">[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8677404"/>.pp<text:alphabetical-index-mark-end text:id="IMark138677404"/>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7">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38677404"/>.strmax2<text:alphabetical-index-mark-end text:id="IMark138677404"/>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7">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8677404"/>.values<text:alphabetical-index-mark-end text:id="IMark138677404"/>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7">[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38677932"/>InStream<text:alphabetical-index-mark-end text:id="IMark13867793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8677404"/>.get_all<text:alphabetical-index-mark-end text:id="IMark138677404"/>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3">"test.txt" InStream .get_all</text:p>
          </table:table-cell>
          <table:table-cell table:style-name="Table109.B2" office:value-type="string">
            <text:p text:style-name="P17">[“Line 1”, “Line 2”, “Line 3”]</text:p>
          </table:table-cell>
        </table:table-row>
        <table:table-row table:style-name="Table109.1">
          <table:table-cell table:style-name="Table109.A2" office:value-type="string">
            <text:p text:style-name="P53">"bad.txt" InStream .get_all</text:p>
          </table:table-cell>
          <table:table-cell table:style-name="Table109.B2" office:value-type="string">
            <text:p text:style-name="P17">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38677404"/>.open<text:alphabetical-index-mark-end text:id="IMark138677404"/>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3">"test.txt" InStream .open val: rf</text:p>
          </table:table-cell>
          <table:table-cell table:style-name="Table110.B2" office:value-type="string">
            <text:p text:style-name="P17">(Creates a local value rf with an InStream instance.)</text:p>
          </table:table-cell>
        </table:table-row>
        <table:table-row table:style-name="Table110.1">
          <table:table-cell table:style-name="Table110.A2" office:value-type="string">
            <text:p text:style-name="P53">"bad.txt" InStream .open</text:p>
          </table:table-cell>
          <table:table-cell table:style-name="Table110.B2" office:value-type="string">
            <text:p text:style-name="P17">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8677404"/>.open{<text:alphabetical-index-mark-end text:id="IMark138677404"/>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4"><text:span text:style-name="T13">"test.txt"</text:span> InStream .open{ ~gets }</text:p>
          </table:table-cell>
          <table:table-cell table:style-name="Table111.B2" office:value-type="string">
            <text:p text:style-name="P17">“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8677404"/>.close<text:alphabetical-index-mark-end text:id="IMark138677404"/>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17">(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38677404"/>.getc<text:alphabetical-index-mark-end text:id="IMark138677404"/>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17">“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38677404"/>.gets<text:alphabetical-index-mark-end text:id="IMark138677404"/>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17">“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38677404"/>~getc<text:alphabetical-index-mark-end text:id="IMark138677404"/>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4"><text:span text:style-name="T13">"test.txt"</text:span> InStream .open{ ~getc }</text:p>
          </table:table-cell>
          <table:table-cell table:style-name="Table115.B2" office:value-type="string">
            <text:p text:style-name="P17">“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8677404"/>~gets<text:alphabetical-index-mark-end text:id="IMark138677404"/>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4"><text:span text:style-name="T13">"test.txt"</text:span> InStream .open{ ~gets }</text:p>
          </table:table-cell>
          <table:table-cell table:style-name="Table116.B2" office:value-type="string">
            <text:p text:style-name="P17">“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38677932"/>Integer<text:alphabetical-index-mark-end text:id="IMark13867793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7" text:note-class="footnote"><text:note-citation>58</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8" text:note-class="footnote"><text:note-citation>59</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59" text:note-class="footnote"><text:note-citation>60</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38678028"/><text:alphabetical-index-mark-start text:id="IMark138675676"/>MaxNumeric<text:alphabetical-index-mark-end text:id="IMark138675676"/><text:alphabetical-index-mark-end text:id="IMark13867802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38678028"/><text:alphabetical-index-mark-start text:id="IMark138675676"/>MinNumeric<text:alphabetical-index-mark-end text:id="IMark138675676"/><text:alphabetical-index-mark-end text:id="IMark13867802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38678028"/><text:alphabetical-index-mark-start text:id="IMark138675676"/><text:alphabetical-index-mark-start text:id="IMark138675484"/>NilClass<text:alphabetical-index-mark-end text:id="IMark138675484"/><text:alphabetical-index-mark-end text:id="IMark138675676"/><text:alphabetical-index-mark-end text:id="IMark138678028"/></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8674236"/>&amp;&amp;<text:alphabetical-index-mark-end text:id="IMark138674236"/>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
          </table:table-cell>
          <table:table-cell table:style-name="Table26.B2" office:value-type="string">
            <text:p text:style-name="P17"/>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8674236"/>^^<text:alphabetical-index-mark-end text:id="IMark138674236"/>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
          </table:table-cell>
          <table:table-cell table:style-name="Table27.B2" office:value-type="string">
            <text:p text:style-name="P17"/>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8674236"/>||<text:alphabetical-index-mark-end text:id="IMark138674236"/>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
          </table:table-cell>
          <table:table-cell table:style-name="Table28.B2" office:value-type="string">
            <text:p text:style-name="P17"/>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38678028"/>Numeric<text:alphabetical-index-mark-end text:id="IMark13867802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38678028"/>Object<text:alphabetical-index-mark-end text:id="IMark138678028"/></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38674236"/>&amp;&amp;<text:alphabetical-index-mark-end text:id="IMark138674236"/>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17"/>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38674236"/>)methods<text:alphabetical-index-mark-end text:id="IMark13867423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17"/>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38674236"/>.<text:alphabetical-index-mark-end text:id="IMark138674236"/>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17"/>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38674236"/>.class<text:alphabetical-index-mark-end text:id="IMark138674236"/> [a_class]</text:h>
            <text:p text:style-name="P17"><text:span text:style-name="T1">Routing:</text:span> TOS.</text:p>
            <text:p text:style-name="P17">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17"/>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38674236"/>.clone<text:alphabetical-index-mark-end text:id="IMark13867423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17"/>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38674236"/>.copy<text:alphabetical-index-mark-end text:id="IMark13867423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17"/>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38674236"/>.init<text:alphabetical-index-mark-end text:id="IMark13867423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17"/>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38674236"/>.is_class?<text:alphabetical-index-mark-end text:id="IMark138674236"/>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17"/>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38674236"/>.name<text:alphabetical-index-mark-end text:id="IMark13867423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17">“Object”</text:p>
          </table:table-cell>
        </table:table-row>
        <table:table-row>
          <table:table-cell table:style-name="Table30.A2" office:value-type="string">
            <text:p text:style-name="Snippet">100 .name</text:p>
          </table:table-cell>
          <table:table-cell table:style-name="Table30.B2" office:value-type="string">
            <text:p text:style-name="P17">“Fixnum instance”</text:p>
          </table:table-cell>
        </table:table-row>
        <table:table-row>
          <table:table-cell table:style-name="Table30.A2" office:value-type="string">
            <text:p text:style-name="Snippet">vm .name</text:p>
          </table:table-cell>
          <table:table-cell table:style-name="Table30.B2" office:value-type="string">
            <text:p text:style-name="P17">“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38674236"/>.strlen<text:alphabetical-index-mark-end text:id="IMark13867423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17">4</text:p>
          </table:table-cell>
        </table:table-row>
        <table:table-row>
          <table:table-cell table:style-name="Table31.A3" office:value-type="string">
            <text:p text:style-name="Snippet">100 .strlen </text:p>
          </table:table-cell>
          <table:table-cell table:style-name="Table31.B4" office:value-type="string">
            <text:p text:style-name="P17">3</text:p>
          </table:table-cell>
        </table:table-row>
        <table:table-row>
          <table:table-cell table:style-name="Table31.A5" office:value-type="string">
            <text:p text:style-name="Snippet">Object .strlen </text:p>
          </table:table-cell>
          <table:table-cell table:style-name="Table31.A1" office:value-type="string">
            <text:p text:style-name="P17">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38674236"/>.to_f<text:alphabetical-index-mark-end text:id="IMark13867423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38674236"/>.to_f!<text:alphabetical-index-mark-end text:id="IMark13867423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38674236"/>.to_i<text:alphabetical-index-mark-end text:id="IMark13867423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38674236"/>.to_i!<text:alphabetical-index-mark-end text:id="IMark138674236"/>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38674236"/>.to_n<text:alphabetical-index-mark-end text:id="IMark13867423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38674236"/>.to_n!<text:alphabetical-index-mark-end text:id="IMark13867423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38674236"/>.to_r<text:alphabetical-index-mark-end text:id="IMark13867423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38674236"/>.to_r!<text:alphabetical-index-mark-end text:id="IMark13867423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38674236"/>.to_s<text:alphabetical-index-mark-end text:id="IMark13867423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38674236"/>.to_x<text:alphabetical-index-mark-end text:id="IMark13867423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5.2 .to_x</text:p>
          </table:table-cell>
          <table:table-cell table:style-name="Table41.B2" office:value-type="string">
            <text:p text:style-name="P17">5.2+0i</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1+2i .to_x</text:p>
          </table:table-cell>
          <table:table-cell table:style-name="Table41.B2" office:value-type="string">
            <text:p text:style-name="P17">1+2i</text:p>
          </table:table-cell>
        </table:table-row>
        <table:table-row>
          <table:table-cell table:style-name="Table41.A2" office:value-type="string">
            <text:p text:style-name="Snippet">“apple” .to_x</text:p>
          </table:table-cell>
          <table:table-cell table:style-name="Table41.B2" office:value-type="string">
            <text:p text:style-name="P17">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38674236"/>.to_x!<text:alphabetical-index-mark-end text:id="IMark13867423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5.2 .to_x!</text:p>
          </table:table-cell>
          <table:table-cell table:style-name="Table42.B2" office:value-type="string">
            <text:p text:style-name="P17">5.2+0i</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1+2i .to_x!</text:p>
          </table:table-cell>
          <table:table-cell table:style-name="Table42.B2" office:value-type="string">
            <text:p text:style-name="P17">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38674236"/>&lt;&gt;<text:alphabetical-index-mark-end text:id="IMark138674236"/>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17"/>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38674236"/>=<text:alphabetical-index-mark-end text:id="IMark138674236"/>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17"/>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38674236"/>^^<text:alphabetical-index-mark-end text:id="IMark13867423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17"/>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38674236"/>distinct?<text:alphabetical-index-mark-end text:id="IMark13867423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7">true</text:p>
          </table:table-cell>
        </table:table-row>
        <table:table-row table:style-name="Table46.1">
          <table:table-cell table:style-name="Table46.A2" office:value-type="string">
            <text:p text:style-name="Snippet">4 4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7">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7">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38674236"/>identical?<text:alphabetical-index-mark-end text:id="IMark13867423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7">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7">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7">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7">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7">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38674236"/>max<text:alphabetical-index-mark-end text:id="IMark13867423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2 max</text:p>
          </table:table-cell>
          <table:table-cell table:style-name="Table48.B2" office:value-type="string">
            <text:p text:style-name="P17">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38674236"/>min<text:alphabetical-index-mark-end text:id="IMark13867423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2 min</text:p>
          </table:table-cell>
          <table:table-cell table:style-name="Table49.B2" office:value-type="string">
            <text:p text:style-name="P17">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38674236"/>nil&lt;&gt;<text:alphabetical-index-mark-end text:id="IMark138674236"/>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17"/>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38674236"/>nil=<text:alphabetical-index-mark-end text:id="IMark13867423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17"/>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38674236"/>not<text:alphabetical-index-mark-end text:id="IMark13867423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17"/>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38674236"/>||<text:alphabetical-index-mark-end text:id="IMark138674236"/>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17"/>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38678028"/>OutStream<text:alphabetical-index-mark-end text:id="IMark13867802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38678028"/>Procedure<text:alphabetical-index-mark-end text:id="IMark13867802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38678028"/>Queue<text:alphabetical-index-mark-end text:id="IMark13867802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38678028"/>Rational<text:alphabetical-index-mark-end text:id="IMark13867802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60" text:note-class="footnote"><text:note-citation>61</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1" text:note-class="footnote"><text:note-citation>62</text:note-citation><text:note-body><text:p text:style-name="Footnote">No spaces are permitted within the literal.</text:p></text:note-body></text:note></text:p>
          </table:table-cell>
          <table:table-cell table:style-name="Table6.B1" office:value-type="string">
            <text:p text:style-name="P14">Value<text:note text:id="ftn62" text:note-class="footnote"><text:note-citation>6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8675196"/>.split<text:alphabetical-index-mark-end text:id="IMark1386751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17">1/2 .split</text:p>
          </table:table-cell>
          <table:table-cell table:style-name="Table18.B2" office:value-type="string">
            <text:p text:style-name="P17">1 <text:s/>2</text:p>
          </table:table-cell>
        </table:table-row>
        <table:table-row table:style-name="Table18.1">
          <table:table-cell table:style-name="Table18.A2" office:value-type="string">
            <text:p text:style-name="P17">3/4 .split</text:p>
          </table:table-cell>
          <table:table-cell table:style-name="Table18.B2" office:value-type="string">
            <text:p text:style-name="P17">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38675436"/>Stack<text:alphabetical-index-mark-end text:id="IMark13867543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38675436"/>String<text:alphabetical-index-mark-end text:id="IMark13867543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38675436"/>Thread<text:alphabetical-index-mark-end text:id="IMark13867543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38675436"/><text:alphabetical-index-mark-start text:id="IMark138674716"/><text:alphabetical-index-mark-start text:id="IMark138675292"/>TrueClass<text:alphabetical-index-mark-end text:id="IMark138675292"/><text:alphabetical-index-mark-end text:id="IMark138674716"/><text:alphabetical-index-mark-end text:id="IMark13867543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8"/>
      <text:h text:style-name="Heading_20_1" text:outline-level="1"><text:alphabetical-index-mark-start text:id="IMark138675436"/>VirtualMachine<text:alphabetical-index-mark-end text:id="IMark13867543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38675196"/>.:<text:alphabetical-index-mark-end text:id="IMark138675196"/>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7">(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7">(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7">(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38675196"/>super<text:alphabetical-index-mark-end text:id="IMark13867519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7">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38675196"/>val:<text:alphabetical-index-mark-end text:id="IMark13867519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7">(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38675196"/>var:<text:alphabetical-index-mark-end text:id="IMark13867519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7">(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38675196"/>val@:<text:alphabetical-index-mark-end text:id="IMark13867519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7">(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38675196"/>var@:<text:alphabetical-index-mark-end text:id="IMark13867519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7">(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38675196"/>;<text:alphabetical-index-mark-end text:id="IMark13867519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38675196"/>.::<text:alphabetical-index-mark-end text:id="IMark138675196"/>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0"/>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38675196"/>inst:<text:alphabetical-index-mark-end text:id="IMark13867519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38675196"/>local:<text:alphabetical-index-mark-end text:id="IMark13867519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38675196"/>super<text:alphabetical-index-mark-end text:id="IMark13867519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38675196"/>;<text:alphabetical-index-mark-end text:id="IMark13867519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38675436"/>Commands<text:alphabetical-index-mark-end text:id="IMark13867543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38675436"/>)entries<text:alphabetical-index-mark-end text:id="IMark138675436"/>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3" text:note-class="footnote"><text:note-citation>64</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20">.</text:p>
          </table:table-cell>
          <table:table-cell table:style-name="Table4.B2" office:value-type="string">
            <text:p text:style-name="P17">Any character except newline</text:p>
          </table:table-cell>
        </table:table-row>
        <table:table-row>
          <table:table-cell table:style-name="Table4.A2" office:value-type="string">
            <text:p text:style-name="P20">[A-Z]</text:p>
          </table:table-cell>
          <table:table-cell table:style-name="Table4.B2" office:value-type="string">
            <text:p text:style-name="P17">Any uppercase alphabetical character.</text:p>
          </table:table-cell>
        </table:table-row>
        <table:table-row>
          <table:table-cell table:style-name="Table4.A2" office:value-type="string">
            <text:p text:style-name="P20">[A-Za-z0-9_]</text:p>
          </table:table-cell>
          <table:table-cell table:style-name="Table4.B2" office:value-type="string">
            <text:p text:style-name="P17">Any alphanumeric or underscore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d</text:p>
          </table:table-cell>
          <table:table-cell table:style-name="Table4.B2" office:value-type="string">
            <text:p text:style-name="P17">A digit (0..9)</text:p>
          </table:table-cell>
        </table:table-row>
        <table:table-row>
          <table:table-cell table:style-name="Table4.A2" office:value-type="string">
            <text:p text:style-name="P20">X*</text:p>
          </table:table-cell>
          <table:table-cell table:style-name="Table4.B2" office:value-type="string">
            <text:p text:style-name="P17">0 or more repetitions of the X expression.</text:p>
          </table:table-cell>
        </table:table-row>
        <table:table-row>
          <table:table-cell table:style-name="Table4.A2" office:value-type="string">
            <text:p text:style-name="P20">X+</text:p>
          </table:table-cell>
          <table:table-cell table:style-name="Table4.B2" office:value-type="string">
            <text:p text:style-name="P17">1 or more repetitions of the X expression.</text:p>
          </table:table-cell>
        </table:table-row>
        <table:table-row>
          <table:table-cell table:style-name="Table4.A2" office:value-type="string">
            <text:p text:style-name="P20">^</text:p>
          </table:table-cell>
          <table:table-cell table:style-name="Table4.B2" office:value-type="string">
            <text:p text:style-name="P17">The beginning of the line or string.</text:p>
          </table:table-cell>
        </table:table-row>
        <table:table-row>
          <table:table-cell table:style-name="Table4.A2" office:value-type="string">
            <text:p text:style-name="P20">$</text:p>
          </table:table-cell>
          <table:table-cell table:style-name="Table4.B2" office:value-type="string">
            <text:p text:style-name="P17">The end of the line or string</text:p>
          </table:table-cell>
        </table:table-row>
        <table:table-row>
          <table:table-cell table:style-name="Table4.A2" office:value-type="string">
            <text:p text:style-name="P18">other</text:p>
          </table:table-cell>
          <table:table-cell table:style-name="Table4.B2" office:value-type="string">
            <text:p text:style-name="P17">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1">A</text:p>
          <text:p text:style-name="P60">again<text:tab/>25</text:p>
          <text:p text:style-name="P60">Archive<text:tab/>12</text:p>
          <text:p text:style-name="P60">Array<text:tab/>58</text:p>
          <text:p text:style-name="P61">B</text:p>
          <text:p text:style-name="P60">begin<text:tab/>25</text:p>
          <text:p text:style-name="P60">bounce<text:tab/>36, 38</text:p>
          <text:p text:style-name="P61">C</text:p>
          <text:p text:style-name="P60">catch<text:tab/>35, 38</text:p>
          <text:p text:style-name="P60">Class<text:tab/>69</text:p>
          <text:p text:style-name="P60">Classes<text:tab/>47</text:p>
          <text:p text:style-name="P60">clone<text:tab/>30</text:p>
          <text:p text:style-name="P60">Commands<text:tab/>70, 119</text:p>
          <text:p text:style-name="P60">Complex<text:tab/>72</text:p>
          <text:p text:style-name="P60">copy<text:tab/>30</text:p>
          <text:p text:style-name="P61">D</text:p>
          <text:p text:style-name="P60">Declarations<text:tab/>26</text:p>
          <text:p text:style-name="P60">Demo.rb<text:tab/>11</text:p>
          <text:p text:style-name="P60">distinct?<text:tab/>100</text:p>
          <text:p text:style-name="P60">do<text:tab/>23</text:p>
          <text:p text:style-name="P60">do_map_name<text:tab/>54</text:p>
          <text:p text:style-name="P60">drop<text:tab/>19</text:p>
          <text:p text:style-name="P60">Duck Typing<text:tab/>26</text:p>
          <text:p text:style-name="P60">dup<text:tab/>19, 30</text:p>
          <text:p text:style-name="P61">E</text:p>
          <text:p text:style-name="P60">else<text:tab/>21</text:p>
          <text:p text:style-name="P61">F</text:p>
          <text:p text:style-name="P60">FalseClass<text:tab/>75</text:p>
          <text:p text:style-name="P60">finally<text:tab/>37p.</text:p>
          <text:p text:style-name="P60">Float<text:tab/>77</text:p>
          <text:p text:style-name="P61">H</text:p>
          <text:p text:style-name="P60">Hash<text:tab/>78</text:p>
          <text:p text:style-name="P61">I</text:p>
          <text:p text:style-name="P60">i<text:tab/>23</text:p>
          <text:p text:style-name="P60">identical?<text:tab/>100</text:p>
          <text:p text:style-name="P60">if<text:tab/>21</text:p>
          <text:p text:style-name="P60">Inheritance<text:tab/>48</text:p>
          <text:p text:style-name="P60">inst:<text:tab/>117</text:p>
          <text:p text:style-name="P60">InStream<text:tab/>81</text:p>
          <text:p text:style-name="P60">Integer<text:tab/>84</text:p>
          <text:p text:style-name="P61">J</text:p>
          <text:p text:style-name="P60">j<text:tab/>23</text:p>
          <text:p text:style-name="P61">K</text:p>
          <text:p text:style-name="P60">Known Issues<text:tab/>11</text:p>
          <text:p text:style-name="P61">L</text:p>
          <text:p text:style-name="P60">Late Binding<text:tab/>48</text:p>
          <text:p text:style-name="P60">local:<text:tab/>117</text:p>
          <text:p text:style-name="P60">loop<text:tab/>23</text:p>
          <text:p text:style-name="P61">M</text:p>
          <text:p text:style-name="P60">max<text:tab/>101</text:p>
          <text:p text:style-name="P60">MaxNumeric<text:tab/>86</text:p>
          <text:p text:style-name="P60">Method Mapping<text:tab/>49</text:p>
          <text:p text:style-name="P60">Methods<text:tab/>48</text:p>
          <text:p text:style-name="P60">min<text:tab/>101</text:p>
          <text:p text:style-name="P60">MinNumeric<text:tab/>87</text:p>
          <text:p text:style-name="P60">Mutation<text:tab/>28</text:p>
          <text:p text:style-name="P61">N</text:p>
          <text:p text:style-name="P60">nil&lt;&gt;<text:tab/>101</text:p>
          <text:p text:style-name="P60">nil=<text:tab/>102</text:p>
          <text:p text:style-name="P60">NilClass<text:tab/>88</text:p>
          <text:p text:style-name="P60">nip<text:tab/>19</text:p>
          <text:p text:style-name="P60">not<text:tab/>102</text:p>
          <text:p text:style-name="P60">Numeric<text:tab/>90</text:p>
          <text:p text:style-name="P61">O</text:p>
          <text:p text:style-name="P60">Object<text:tab/>93</text:p>
          <text:p text:style-name="P60">OutStream<text:tab/>103</text:p>
          <text:p text:style-name="P60">over<text:tab/>19</text:p>
          <text:p text:style-name="P61">P</text:p>
          <text:p text:style-name="P60">pick<text:tab/>19</text:p>
          <text:p text:style-name="P60">Polymorphism<text:tab/>48</text:p>
          <text:p text:style-name="P60">Procedure<text:tab/>105</text:p>
          <text:p text:style-name="P60">Prototypes<text:tab/>48</text:p>
          <text:p text:style-name="P61">Q</text:p>
          <text:p text:style-name="P60">Queue<text:tab/>106</text:p>
          <text:p text:style-name="P61">R</text:p>
          <text:p text:style-name="P60">Rake<text:tab/>11</text:p>
          <text:p text:style-name="P60">Rational<text:tab/>107</text:p>
          <text:p text:style-name="P60">Referencing<text:tab/>27</text:p>
          <text:p text:style-name="P60">repeat<text:tab/>25</text:p>
          <text:p text:style-name="P60">Routing<text:tab/>51</text:p>
          <text:p text:style-name="P61">S</text:p>
          <text:p text:style-name="P60">Scoping<text:tab/>26</text:p>
          <text:p text:style-name="P60">self<text:tab/>56</text:p>
          <text:p text:style-name="P60">Stack<text:tab/>109</text:p>
          <text:p text:style-name="P60">String<text:tab/>110</text:p>
          <text:p text:style-name="P60">super<text:tab/>115, 117</text:p>
          <text:p text:style-name="P60">swap<text:tab/>20</text:p>
          <text:p text:style-name="P60">switch<text:tab/>21</text:p>
          <text:p text:style-name="P60">SymbolMap<text:tab/>49</text:p>
          <text:p text:style-name="P61">T</text:p>
          <text:p text:style-name="P60">Testing<text:tab/>11</text:p>
          <text:p text:style-name="P60">Thanks<text:tab/>9</text:p>
          <text:p text:style-name="P60">then<text:tab/>21</text:p>
          <text:p text:style-name="P60">Thread<text:tab/>112</text:p>
          <text:p text:style-name="P60">throw"<text:tab/>39</text:p>
          <text:p text:style-name="P60">TrueClass<text:tab/>113</text:p>
          <text:p text:style-name="P60">try<text:tab/>35, 38</text:p>
          <text:p text:style-name="P60">tuck<text:tab/>20</text:p>
          <text:p text:style-name="P60">Typing<text:tab/>26</text:p>
          <text:p text:style-name="P61">U</text:p>
          <text:p text:style-name="P60">until<text:tab/>25</text:p>
          <text:p text:style-name="P61">V</text:p>
          <text:p text:style-name="P60">val:<text:tab/>26, 115</text:p>
          <text:p text:style-name="P60">val@:<text:tab/>27, 116</text:p>
          <text:p text:style-name="P60">val#:<text:tab/>27</text:p>
          <text:p text:style-name="P60">val$:<text:tab/>27</text:p>
          <text:p text:style-name="P60">var:<text:tab/>26, 116</text:p>
          <text:p text:style-name="P60">var@:<text:tab/>27, 116</text:p>
          <text:p text:style-name="P60">var#:<text:tab/>27</text:p>
          <text:p text:style-name="P60">var$:<text:tab/>27</text:p>
          <text:p text:style-name="P60">VirtualMachine<text:tab/>114</text:p>
          <text:p text:style-name="P61">X</text:p>
          <text:p text:style-name="P60">x<text:tab/>59</text:p>
          <text:p text:style-name="P61">^</text:p>
          <text:p text:style-name="P60">^^<text:tab/>76, 88, 100</text:p>
          <text:p text:style-name="P61">-</text:p>
          <text:p text:style-name="P60">-&gt;<text:tab/>78</text:p>
          <text:p text:style-name="P60">-i<text:tab/>23</text:p>
          <text:p text:style-name="P60">-j<text:tab/>23</text:p>
          <text:p text:style-name="P61">;</text:p>
          <text:p text:style-name="P60">;<text:tab/>116p.</text:p>
          <text:p text:style-name="P61">:</text:p>
          <text:p text:style-name="P60">:<text:tab/>53</text:p>
          <text:p text:style-name="P61">!</text:p>
          <text:p text:style-name="P60">!<text:tab/>61</text:p>
          <text:p text:style-name="P61">?</text:p>
          <text:p text:style-name="P60">?"<text:tab/>36, 38</text:p>
          <text:p text:style-name="P61">.</text:p>
          <text:p text:style-name="P60">.<text:tab/>93</text:p>
          <text:p text:style-name="P60">.-left<text:tab/>62</text:p>
          <text:p text:style-name="P60">.-mid<text:tab/>63</text:p>
          <text:p text:style-name="P60">.-midlr<text:tab/>63</text:p>
          <text:p text:style-name="P60">.-right<text:tab/>63</text:p>
          <text:p text:style-name="P60">.:<text:tab/>53, 115</text:p>
          <text:p text:style-name="P60">.::<text:tab/>53, 116</text:p>
          <text:p text:style-name="P60">.[]!<text:tab/>63, 79</text:p>
          <text:p text:style-name="P60">.[]@<text:tab/>64, 79</text:p>
          <text:p text:style-name="P60">.+left<text:tab/>61</text:p>
          <text:p text:style-name="P60">.+mid<text:tab/>62</text:p>
          <text:p text:style-name="P60">.+midlr<text:tab/>62</text:p>
          <text:p text:style-name="P60">.+right<text:tab/>62</text:p>
          <text:p text:style-name="P60">.cbrt<text:tab/>73</text:p>
          <text:p text:style-name="P60">.class<text:tab/>94</text:p>
          <text:p text:style-name="P60">.clone<text:tab/>30, 94</text:p>
          <text:p text:style-name="P60">.clone_exclude<text:tab/>32</text:p>
          <text:p text:style-name="P60">.close<text:tab/>82</text:p>
          <text:p text:style-name="P60">.copy<text:tab/>30, 94</text:p>
          <text:p text:style-name="P60">.e**<text:tab/>73</text:p>
          <text:p text:style-name="P60">.get_all<text:tab/>81</text:p>
          <text:p text:style-name="P60">.getc<text:tab/>82</text:p>
          <text:p text:style-name="P60">.gets<text:tab/>82</text:p>
          <text:p text:style-name="P60">.init<text:tab/>27, 95</text:p>
          <text:p text:style-name="P60">.is_class?<text:tab/>69, 95</text:p>
          <text:p text:style-name="P60">.keys<text:tab/>79</text:p>
          <text:p text:style-name="P60">.left<text:tab/>64</text:p>
          <text:p text:style-name="P60">.length<text:tab/>64</text:p>
          <text:p text:style-name="P60">.max<text:tab/>65</text:p>
          <text:p text:style-name="P60">.mid<text:tab/>65</text:p>
          <text:p text:style-name="P60">.midlr<text:tab/>65</text:p>
          <text:p text:style-name="P60"><text:soft-page-break/>.min<text:tab/>66</text:p>
          <text:p text:style-name="P60">.name<text:tab/>95</text:p>
          <text:p text:style-name="P60">.new<text:tab/>59, 69</text:p>
          <text:p text:style-name="P60">.new_size<text:tab/>60</text:p>
          <text:p text:style-name="P60">.new_value<text:tab/>60</text:p>
          <text:p text:style-name="P60">.new_values<text:tab/>60</text:p>
          <text:p text:style-name="P60">.new{<text:tab/>59</text:p>
          <text:p text:style-name="P60">.open<text:tab/>81</text:p>
          <text:p text:style-name="P60">.open{<text:tab/>82</text:p>
          <text:p text:style-name="P60">.parent_class<text:tab/>70</text:p>
          <text:p text:style-name="P60">.pp<text:tab/>66, 79</text:p>
          <text:p text:style-name="P60">.reverse<text:tab/>66</text:p>
          <text:p text:style-name="P60">.right<text:tab/>66</text:p>
          <text:p text:style-name="P60">.shuffle<text:tab/>67</text:p>
          <text:p text:style-name="P60">.sort<text:tab/>67</text:p>
          <text:p text:style-name="P60">.split<text:tab/>73, 107</text:p>
          <text:p text:style-name="P60">.sqrt<text:tab/>73</text:p>
          <text:p text:style-name="P60">.strlen<text:tab/>95</text:p>
          <text:p text:style-name="P60">.strmax<text:tab/>67</text:p>
          <text:p text:style-name="P60">.strmax2<text:tab/>80</text:p>
          <text:p text:style-name="P60">.subclass:<text:tab/>70</text:p>
          <text:p text:style-name="P60">.throw<text:tab/>39</text:p>
          <text:p text:style-name="P60">.to_f<text:tab/>96</text:p>
          <text:p text:style-name="P60">.to_f!<text:tab/>96</text:p>
          <text:p text:style-name="P60">.to_i<text:tab/>96</text:p>
          <text:p text:style-name="P60">.to_i!<text:tab/>96</text:p>
          <text:p text:style-name="P60">.to_n<text:tab/>97</text:p>
          <text:p text:style-name="P60">.to_n!<text:tab/>97</text:p>
          <text:p text:style-name="P60">.to_r<text:tab/>98</text:p>
          <text:p text:style-name="P60">.to_r!<text:tab/>98</text:p>
          <text:p text:style-name="P60">.to_s<text:tab/>70, 98</text:p>
          <text:p text:style-name="P60">.to_x<text:tab/>99</text:p>
          <text:p text:style-name="P60">.to_x!<text:tab/>99</text:p>
          <text:p text:style-name="P60">.values<text:tab/>80</text:p>
          <text:p text:style-name="P60">.with{<text:tab/>57</text:p>
          <text:p text:style-name="P61">)</text:p>
          <text:p text:style-name="P60">)entries<text:tab/>121</text:p>
          <text:p text:style-name="P60">)methods<text:tab/>71, 93</text:p>
          <text:p text:style-name="P60">)stubs<text:tab/>71</text:p>
          <text:p text:style-name="P61">{</text:p>
          <text:p text:style-name="P60">{<text:tab/>78</text:p>
          <text:p text:style-name="P61">}</text:p>
          <text:p text:style-name="P60">}<text:tab/>59, 78</text:p>
          <text:p text:style-name="P61">@</text:p>
          <text:p text:style-name="P60">@<text:tab/>68</text:p>
          <text:p text:style-name="P61">&amp;</text:p>
          <text:p text:style-name="P60">&amp;&amp;<text:tab/>75, 88, 93</text:p>
          <text:p text:style-name="P61">+</text:p>
          <text:p text:style-name="P60">+<text:tab/>61</text:p>
          <text:p text:style-name="P60">+loop<text:tab/>23</text:p>
          <text:p text:style-name="P61">&lt;</text:p>
          <text:p text:style-name="P60">&lt;&lt;<text:tab/>68</text:p>
          <text:p text:style-name="P60">&lt;&gt;<text:tab/>99</text:p>
          <text:p text:style-name="P61">=</text:p>
          <text:p text:style-name="P60">=<text:tab/>100</text:p>
          <text:p text:style-name="P61">|</text:p>
          <text:p text:style-name="P60">||<text:tab/>76, 89, 102</text:p>
          <text:p text:style-name="P61">~</text:p>
          <text:p text:style-name="P60">~getc<text:tab/>83</text:p>
          <text:p text:style-name="P60">~gets<text:tab/>83</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7">[before] word [after] (h3)</text:p>
            <text:p text:style-name="Text_20_body">Routing:</text:p>
            <text:p text:style-name="P3">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17"/>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7">[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17"/>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2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2H18M14S</meta:editing-duration>
    <meta:editing-cycles>1840</meta:editing-cycles>
    <meta:generator>OpenOffice/4.1.1$Win32 OpenOffice.org_project/411m6$Build-9775</meta:generator>
    <dc:date>2015-04-22T21:38:02.86</dc:date>
    <dc:creator>Peter Camilleri</dc:creator>
    <meta:printed-by>Peter Camilleri</meta:printed-by>
    <meta:print-date>2015-02-10T10:49:15.76</meta:print-date>
    <meta:document-statistic meta:table-count="116" meta:image-count="0" meta:object-count="0" meta:page-count="126" meta:paragraph-count="3937" meta:word-count="23785" meta:character-count="136740"/>
    <meta:template xlink:type="simple" xlink:actuate="onRequest" xlink:title="MyDefault" xlink:href="../../../../OpenOffice.org/3/user/template/MyDefault.ott" meta:date="2014-06-26T22:09:00.24"/>
  </office:meta>
</office:document-meta>
</file>